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159cm" style:line-height-at-least="0.529cm" fo:text-indent="0cm" style:auto-text-indent="false" fo:padding="0cm" fo:border="none"/>
      <style:text-properties fo:font-variant="normal" fo:text-transform="none" fo:color="#000000" style:font-name="Verdana" fo:font-size="9pt" fo:letter-spacing="normal" fo:font-style="normal" fo:font-weight="normal"/>
    </style:style>
    <style:style style:name="P2" style:family="paragraph" style:parent-style-name="Text_20_body" style:list-style-name="L1">
      <style:paragraph-properties fo:margin-left="0cm" fo:margin-right="0cm" fo:margin-top="0cm" fo:margin-bottom="0.159cm" style:line-height-at-least="0.529cm" fo:text-indent="0cm" style:auto-text-indent="false" fo:padding="0cm" fo:border="none"/>
      <style:text-properties fo:font-variant="normal" fo:text-transform="none" fo:color="#000000" style:font-name="Verdana" fo:font-size="9pt" fo:letter-spacing="normal" fo:font-style="normal" fo:font-weight="normal"/>
    </style:style>
    <style:style style:name="P3" style:family="paragraph" style:parent-style-name="Text_20_body" style:list-style-name="L1">
      <style:paragraph-properties fo:margin-left="0cm" fo:margin-right="0cm" fo:margin-top="0cm" fo:margin-bottom="0.159cm" style:line-height-at-least="0.529cm" fo:text-indent="0cm" style:auto-text-indent="false" fo:padding="0cm" fo:border="none"/>
    </style:style>
    <style:style style:name="T1" style:family="text">
      <style:text-properties style:text-underline-style="none"/>
    </style:style>
    <style:style style:name="T2" style:family="text">
      <style:text-properties style:text-underline-style="none" style:font-style-asian="normal" style:font-style-complex="normal"/>
    </style:style>
    <style:style style:name="T3" style:family="text">
      <style:text-properties fo:font-variant="normal" fo:text-transform="none" fo:color="#000000" style:font-name="Verdana" fo:font-size="9pt" fo:letter-spacing="normal" fo:font-style="normal" style:text-underline-style="none" fo:font-weight="normal"/>
    </style:style>
    <style:style style:name="T4" style:family="text">
      <style:text-properties style:font-style-asian="normal" style:font-style-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ction{Author's assessment of the project}</text:p>
      <text:p text:style-name="Standard"/>
      <text:list xml:id="list2576025080530185061" text:style-name="L1">
        <text:list-header>
          <text:p text:style-name="P2">\subsubsection*{What is the technical contribution of this project?}</text:p>
          <text:p text:style-name="P2"/>
        </text:list-header>
      </text:list>
      <text:p text:style-name="P1">\noindent This project involved a substantial software development undertaking in which a mobile phone application for the Android operating system was developed from scratch. Prominent challenges of this included creating a user friendly user interface and the <text:span text:style-name="T1">suitable use and creation of data structures to store and manipulate data. Additional technical challenges included creating a parser for the language of FOL using the parser generator JavaCC <text:s/>and coding the rules of inference in the Java programming language.</text:span></text:p>
      <text:list xml:id="list42261984" text:continue-numbering="true" text:style-name="L1">
        <text:list-header>
          <text:p text:style-name="P2">\subsubsection*{Why should this contribution be considered either relevant or important to Computer Science / Discrete Mathematics?}</text:p>
          <text:p text:style-name="P2">The contribution is relevant to both Computer Science and Discrete Mathematics because the main <text:span text:style-name="T4">function of this project is as a teaching tool for Logic, which </text:span><text:span text:style-name="T2">is an area of particular interest by researchers in both fields.</text:span></text:p>
          <text:p text:style-name="P2">In addition to this, the mobile application development aspect is an increasingly popular field in computer science.</text:p>
          <text:p text:style-name="P2"/>
          <text:p text:style-name="P2">\subsubsection*{How can others make use of the work in this project?}</text:p>
          <text:p text:style-name="P2">Teachers of FOL will be able to make use of this tool by using it as a way to get students to participate and attempt proofs individually. The feedback from the tool will help guide the student and correct mistakes allowing the teacher to focus on helping students with the creative aspect of a proof. The <text:span text:style-name="T1">opportunity</text:span> to work independently on creating proofs at their own pace will help students to gain confidence in constructing proofs.</text:p>
        </text:list-header>
      </text:list>
      <text:p text:style-name="P1">Due to the modularity of the code written parts of the system can be re-used in other systems that may expand on the work achieved in this project.</text:p>
      <text:p text:style-name="P1"/>
      <text:list xml:id="list42275248" text:continue-numbering="true" text:style-name="L1">
        <text:list-header>
          <text:p text:style-name="P2">\subsubsection*{Why should this project be considered an achievement?}</text:p>
          <text:p text:style-name="P2"/>
        </text:list-header>
      </text:list>
      <text:p text:style-name="P1"><text:span text:style-name="T1">\noindent </text:span>The projects objectives were all successfully completed. The end result is fast and makes efficient use of memory. Feedback from users was positive <text:span text:style-name="T1">indicating</text:span> that the system is both easy to use and fit for purpose. Extensive testing means that the system is robust and handles incorrect input in an appropriate manner.</text:p>
      <text:p text:style-name="P1"/>
      <text:list xml:id="list42265879" text:continue-numbering="true" text:style-name="L1">
        <text:list-header>
          <text:p text:style-name="P2">\subsubsection*{What are the weaknesses of this project?}</text:p>
        </text:list-header>
      </text:list>
      <text:p text:style-name="P1"/>
      <text:list xml:id="list42258703" text:continue-numbering="true" text:style-name="L1">
        <text:list-header>
          <text:p text:style-name="P3"><text:span text:style-name="T3">\noindent While the system achieved it's objectives the scope of the project is not particularly wide. To increase the usefulness of this project additional features would need to be added. As the project stands it is not possible to set goals for the student to reach and has no component that teaches about the use </text:span><text:span text:style-name="T3">of models and environments in FOL.</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17:59:13.78</meta:creation-date>
    <dc:date>2013-04-20T22:12:49.58</dc:date>
    <meta:editing-duration>PT15H36M25S</meta:editing-duration>
    <meta:editing-cycles>23</meta:editing-cycles>
    <meta:generator>OpenOffice.org/3.4.1$Win32 OpenOffice.org_project/341m1$Build-9593</meta:generator>
    <meta:document-statistic meta:table-count="0" meta:image-count="0" meta:object-count="0" meta:page-count="1" meta:paragraph-count="13" meta:word-count="413" meta:character-count="2576"/>
  </office:meta>
</office:document-meta>
</file>